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0488" calcext:value-type="float">
            <text:p>86.2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2912" calcext:value-type="float">
            <text:p>85.7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2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1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1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1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84" calcext:value-type="float">
            <text:p>82.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1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1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5104" calcext:value-type="float">
            <text:p>78.1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1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1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2032" calcext:value-type="float">
            <text:p>78.7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0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0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0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0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0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0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0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0304" calcext:value-type="float">
            <text:p>74.06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0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0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200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7416" calcext:value-type="float">
            <text:p>71.52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199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199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7472" calcext:value-type="float">
            <text:p>68.9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199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199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8104" calcext:value-type="float">
            <text:p>67.88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199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199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199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3776" calcext:value-type="float">
            <text:p>65.2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198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8456" calcext:value-type="float">
            <text:p>64.60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198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524" calcext:value-type="float">
            <text:p>64.78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198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198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4008" calcext:value-type="float">
            <text:p>64.83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198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128" calcext:value-type="float">
            <text:p>64.65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198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198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104</text:p>
          </table:table-cell>
          <table:table-cell office:value-type="string" calcext:value-type="string">
            <text:p>198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